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ubMessageListenerAdapter.was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essageListenerAdapter.handleListenerException( Throwable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ubMessageListenerAdapter.handle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